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Liberation Serif" fo:font-size="12pt" officeooo:rsid="001db7bf" officeooo:paragraph-rsid="001db7bf" style:font-name-asian="Tahoma1" style:font-size-asian="12pt" style:font-name-complex="Tahoma1" style:font-size-complex="12pt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officeooo:paragraph-rsid="001db7bf"/>
    </style:style>
    <style:style style:name="P3" style:family="paragraph" style:parent-style-name="Standard" style:list-style-name="WWNum5"/>
    <style:style style:name="P4" style:family="paragraph" style:parent-style-name="Standard" style:list-style-name="L1"/>
    <style:style style:name="P5" style:family="paragraph" style:parent-style-name="Text_20_body" style:list-style-name="WWNum5"/>
    <style:style style:name="P6" style:family="paragraph" style:parent-style-name="Text_20_body">
      <style:text-properties officeooo:paragraph-rsid="00220d49"/>
    </style:style>
    <style:style style:name="T1" style:family="text">
      <style:text-properties style:font-name-asian="Tahoma1" style:font-name-complex="Tahoma1"/>
    </style:style>
    <style:style style:name="T2" style:family="text">
      <style:text-properties officeooo:rsid="001c6495" style:font-name-asian="Tahoma1" style:font-name-complex="Tahoma1"/>
    </style:style>
    <style:style style:name="T3" style:family="text">
      <style:text-properties officeooo:rsid="001db7bf" style:font-name-asian="Tahoma1" style:font-name-complex="Tahoma1"/>
    </style:style>
    <style:style style:name="T4" style:family="text">
      <style:text-properties officeooo:rsid="001dc3f4" style:font-name-asian="Tahoma1" style:font-name-complex="Tahoma1"/>
    </style:style>
    <style:style style:name="T5" style:family="text">
      <style:text-properties officeooo:rsid="00206111" style:font-name-asian="Tahoma1" style:font-name-complex="Tahoma1"/>
    </style:style>
    <style:style style:name="T6" style:family="text">
      <style:text-properties officeooo:rsid="00220d49" style:font-name-asian="Tahoma1" style:font-name-complex="Tahoma1"/>
    </style:style>
    <style:style style:name="T7" style:family="text">
      <style:text-properties style:font-name="Tahoma" fo:font-size="11pt" style:font-name-asian="Tahoma1" style:font-size-asian="11pt" style:font-name-complex="Tahoma1"/>
    </style:style>
    <style:style style:name="T8" style:family="text">
      <style:text-properties style:font-name="Tahoma" fo:font-size="11pt" officeooo:rsid="001c6495" style:font-name-asian="Tahoma1" style:font-size-asian="11pt" style:font-name-complex="Tahoma1" style:font-size-complex="12pt"/>
    </style:style>
    <style:style style:name="T9" style:family="text">
      <style:text-properties style:font-name="Tahoma" fo:font-size="11pt" officeooo:rsid="00206111" style:font-name-asian="Tahoma1" style:font-size-asian="11pt" style:font-name-complex="Tahoma1" style:font-size-complex="12pt"/>
    </style:style>
    <style:style style:name="T10" style:family="text">
      <style:text-properties style:font-name="Tahoma" fo:font-size="11pt" officeooo:rsid="001c6495" style:font-name-asian="Tahoma1" style:font-size-asian="11pt" style:font-name-complex="Tahoma1"/>
    </style:style>
    <style:style style:name="T11" style:family="text">
      <style:text-properties style:font-name="Tahoma" fo:font-size="11pt" officeooo:rsid="00206111" style:font-name-asian="Tahoma1" style:font-size-asian="11pt" style:font-name-complex="Tahoma1"/>
    </style:style>
    <style:style style:name="T12" style:family="text">
      <style:text-properties style:font-name="Liberation Serif" fo:font-size="12pt" officeooo:rsid="001db7bf" style:font-name-asian="Tahoma1" style:font-size-asian="12pt" style:font-name-complex="Tahoma1" style:font-size-complex="12pt"/>
    </style:style>
    <style:style style:name="T13" style:family="text">
      <style:text-properties style:font-name="Liberation Serif" fo:font-size="12pt" officeooo:rsid="00206111" style:font-name-asian="Tahoma1" style:font-size-asian="12pt" style:font-name-complex="Tahoma1" style:font-size-complex="12pt"/>
    </style:style>
    <style:style style:name="T14" style:family="text">
      <style:text-properties style:font-name="Liberation Serif" fo:font-size="12pt" officeooo:rsid="001c6495" style:font-name-asian="Tahoma1" style:font-size-asian="12pt" style:font-name-complex="Tahoma1" style:font-size-complex="12pt"/>
    </style:style>
    <style:style style:name="T15" style:family="text">
      <style:text-properties officeooo:rsid="00220d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CSC 3750</text:p>
      <text:p text:style-name="P1">Khayyam Hashmi</text:p>
      <text:p text:style-name="P1">4/1<text:span text:style-name="T15">5</text:span>/16</text:p>
      <text:p text:style-name="P2">Planning Analysis Sheet</text:p>
      <text:list xml:id="list2425308190327584370" text:style-name="WWNum5">
        <text:list-item>
          <text:p text:style-name="P5">Web site goal</text:p>
          <text:p text:style-name="P5">Create a Resume of my skills</text:p>
          <text:p text:style-name="P5"/>
        </text:list-item>
        <text:list-item>
          <text:p text:style-name="P5">Describe the goal of your web site in one or two sentences.</text:p>
          <text:p text:style-name="P5">The goal this website is to have a functional resume which will allow and employer to view all of the projects that I have done for programming and design. </text:p>
          <text:p text:style-name="P5"/>
        </text:list-item>
        <text:list-item>
          <text:p text:style-name="P5">What results do I want to see?</text:p>
          <text:p text:style-name="P5">I would like the page to be easy to navigate and showcase my experience and projects.</text:p>
        </text:list-item>
      </text:list>
      <text:p text:style-name="Text_20_body"/>
      <text:list xml:id="list30849317249822" text:continue-numbering="true" text:style-name="WWNum5">
        <text:list-item>
          <text:p text:style-name="P5">List the working title of each page on your web.</text:p>
          <text:list>
            <text:list-item>
              <text:p text:style-name="P3">Home </text:p>
            </text:list-item>
            <text:list-item>
              <text:p text:style-name="P3">About Me</text:p>
            </text:list-item>
            <text:list-item>
              <text:p text:style-name="P3">Qualifications </text:p>
            </text:list-item>
            <text:list-item>
              <text:p text:style-name="P3">Education and Experience </text:p>
            </text:list-item>
            <text:list-item>
              <text:p text:style-name="P3">Projects </text:p>
            </text:list-item>
            <text:list-item>
              <text:p text:style-name="P3">Contact </text:p>
            </text:list-item>
            <text:list-item>
              <text:p text:style-name="P3">Blog </text:p>
            </text:list-item>
          </text:list>
        </text:list-item>
      </text:list>
      <text:p text:style-name="P6"/>
      <text:list xml:id="list30850343841656" text:continue-numbering="true" text:style-name="WWNum5">
        <text:list-item>
          <text:p text:style-name="P5">What information do I need?</text:p>
        </text:list-item>
      </text:list>
      <text:list xml:id="list5182674387433234917" text:style-name="L1">
        <text:list-item>
          <text:list>
            <text:list-item>
              <text:p text:style-name="P4">what my skills are, and other persona<text:span text:style-name="T14">l information </text:span><text:span text:style-name="T12">including my interests and hobbies</text:span><text:span text:style-name="T14">. </text:span><text:span text:style-name="T13">(photo of myself)</text:span></text:p>
            </text:list-item>
            <text:list-item>
              <text:p text:style-name="P4"><text:span text:style-name="T5">List</text:span><text:span text:style-name="T3"> areas of expertise and qualifications. </text:span></text:p>
            </text:list-item>
            <text:list-item>
              <text:p text:style-name="P4">List the schools I have attended, with start dates and end dates</text:p>
            </text:list-item>
            <text:list-item>
              <text:p text:style-name="P4"><text:span text:style-name="T5">List of all my projects</text:span><text:span text:style-name="T3"> and links to their source code when necessary. </text:span></text:p>
            </text:list-item>
            <text:list-item>
              <text:p text:style-name="P4">Phone number and github page links</text:p>
            </text:list-item>
            <text:list-item>
              <text:p text:style-name="P4"><text:span text:style-name="T6">P</text:span><text:span text:style-name="T4">ost</text:span><text:span text:style-name="T5">s about</text:span><text:span text:style-name="T4"> my thoughts and ideas about new and emerging web technologies, design and user experience, as well as personal thoughts on programming. </text:span><text:span text:style-name="T3"><text:s/></text:span>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51:08.900488062</meta:creation-date>
    <dc:date>2016-04-15T03:08:49.188943013</dc:date>
    <meta:editing-duration>PT3M4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8" meta:word-count="200" meta:character-count="1074" meta:non-whitespace-character-count="898"/>
  </office:meta>
</office:document-meta>
</file>